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5cb" officeooo:paragraph-rsid="000de5cb"/>
    </style:style>
    <style:style style:name="P2" style:family="paragraph" style:parent-style-name="Standard">
      <style:text-properties officeooo:rsid="00246915" officeooo:paragraph-rsid="00246915"/>
    </style:style>
    <style:style style:name="P3" style:family="paragraph" style:parent-style-name="Text_20_body">
      <style:text-properties officeooo:paragraph-rsid="00192ee0"/>
    </style:style>
    <style:style style:name="P4" style:family="paragraph" style:parent-style-name="Text_20_body">
      <style:text-properties officeooo:rsid="00192ee0" officeooo:paragraph-rsid="00192ee0"/>
    </style:style>
    <style:style style:name="P5" style:family="paragraph" style:parent-style-name="Text_20_body">
      <style:text-properties officeooo:paragraph-rsid="001d0cfa"/>
    </style:style>
    <style:style style:name="P6" style:family="paragraph" style:parent-style-name="Text_20_body">
      <style:text-properties officeooo:rsid="001dde07" officeooo:paragraph-rsid="001dde07"/>
    </style:style>
    <style:style style:name="P7" style:family="paragraph" style:parent-style-name="Text_20_body">
      <style:text-properties officeooo:rsid="001df206" officeooo:paragraph-rsid="001df206"/>
    </style:style>
    <style:style style:name="P8" style:family="paragraph" style:parent-style-name="Text_20_body">
      <style:text-properties officeooo:rsid="00246915" officeooo:paragraph-rsid="00246915"/>
    </style:style>
    <style:style style:name="P9" style:family="paragraph" style:parent-style-name="Text_20_body">
      <style:text-properties officeooo:rsid="0025e8cd" officeooo:paragraph-rsid="0025e8cd"/>
    </style:style>
    <style:style style:name="P10" style:family="paragraph" style:parent-style-name="Text_20_body">
      <style:text-properties officeooo:rsid="0027342a" officeooo:paragraph-rsid="0027342a"/>
    </style:style>
    <style:style style:name="P11" style:family="paragraph" style:parent-style-name="Text_20_body">
      <style:text-properties officeooo:rsid="00205f51" officeooo:paragraph-rsid="001d0cfa"/>
    </style:style>
    <style:style style:name="P12" style:family="paragraph" style:parent-style-name="Text_20_body">
      <style:text-properties officeooo:rsid="00160a14" officeooo:paragraph-rsid="00324757"/>
    </style:style>
    <style:style style:name="P13" style:family="paragraph" style:parent-style-name="Text_20_body">
      <style:text-properties officeooo:paragraph-rsid="001d0cfa"/>
    </style:style>
    <style:style style:name="P14" style:family="paragraph" style:parent-style-name="Text_20_body">
      <style:text-properties officeooo:rsid="001df206" officeooo:paragraph-rsid="001df206"/>
    </style:style>
    <style:style style:name="P15" style:family="paragraph" style:parent-style-name="Text_20_body">
      <style:text-properties officeooo:rsid="002e4e69" officeooo:paragraph-rsid="00354ef6"/>
    </style:style>
    <style:style style:name="P16" style:family="paragraph" style:parent-style-name="Text_20_body">
      <style:text-properties officeooo:paragraph-rsid="002ecfac"/>
    </style:style>
    <style:style style:name="P17" style:family="paragraph" style:parent-style-name="Text_20_body">
      <style:text-properties officeooo:rsid="002ecfac" officeooo:paragraph-rsid="002ecfac"/>
    </style:style>
    <style:style style:name="P18" style:family="paragraph" style:parent-style-name="Text_20_body">
      <style:text-properties officeooo:paragraph-rsid="00306961"/>
    </style:style>
    <style:style style:name="P19" style:family="paragraph" style:parent-style-name="Text_20_body">
      <style:text-properties officeooo:rsid="00324757" officeooo:paragraph-rsid="00324757"/>
    </style:style>
    <style:style style:name="P20" style:family="paragraph" style:parent-style-name="Text_20_body">
      <style:text-properties officeooo:rsid="0017ab67" officeooo:paragraph-rsid="00324757"/>
    </style:style>
    <style:style style:name="P21" style:family="paragraph" style:parent-style-name="Text_20_body">
      <style:text-properties officeooo:rsid="0017ab67" officeooo:paragraph-rsid="0036ded2"/>
    </style:style>
    <style:style style:name="P22" style:family="paragraph" style:parent-style-name="Text_20_body">
      <style:text-properties officeooo:rsid="0017ab67" officeooo:paragraph-rsid="0017ab67"/>
    </style:style>
    <style:style style:name="P23" style:family="paragraph" style:parent-style-name="Text_20_body">
      <style:text-properties officeooo:paragraph-rsid="00324757"/>
    </style:style>
    <style:style style:name="P24" style:family="paragraph" style:parent-style-name="Text_20_body">
      <style:text-properties officeooo:rsid="0014843d" officeooo:paragraph-rsid="00324757"/>
    </style:style>
    <style:style style:name="P25" style:family="paragraph" style:parent-style-name="Text_20_body">
      <style:text-properties officeooo:rsid="00192ee0" officeooo:paragraph-rsid="00324757"/>
    </style:style>
    <style:style style:name="P26" style:family="paragraph" style:parent-style-name="Text_20_body">
      <style:text-properties officeooo:rsid="00222512" officeooo:paragraph-rsid="00324757"/>
    </style:style>
    <style:style style:name="P27" style:family="paragraph" style:parent-style-name="Text_20_body">
      <style:text-properties officeooo:rsid="0027342a" officeooo:paragraph-rsid="00324757"/>
    </style:style>
    <style:style style:name="P28" style:family="paragraph" style:parent-style-name="Text_20_body">
      <style:text-properties officeooo:rsid="00286979" officeooo:paragraph-rsid="00324757"/>
    </style:style>
    <style:style style:name="P29" style:family="paragraph" style:parent-style-name="Text_20_body">
      <style:text-properties officeooo:rsid="003346b3" officeooo:paragraph-rsid="003346b3"/>
    </style:style>
    <style:style style:name="P30" style:family="paragraph" style:parent-style-name="Text_20_body">
      <style:text-properties officeooo:rsid="00354ef6" officeooo:paragraph-rsid="00354ef6"/>
    </style:style>
    <style:style style:name="P31" style:family="paragraph" style:parent-style-name="Text_20_body">
      <style:text-properties officeooo:paragraph-rsid="00354ef6"/>
    </style:style>
    <style:style style:name="P32" style:family="paragraph" style:parent-style-name="Heading_20_1">
      <style:text-properties officeooo:paragraph-rsid="001d0cfa"/>
    </style:style>
    <style:style style:name="P33" style:family="paragraph" style:parent-style-name="Heading_20_2">
      <style:text-properties officeooo:paragraph-rsid="00324757"/>
    </style:style>
    <style:style style:name="P34" style:family="paragraph" style:parent-style-name="Heading_20_3">
      <style:text-properties officeooo:paragraph-rsid="00324757"/>
    </style:style>
    <style:style style:name="P35" style:family="paragraph" style:parent-style-name="Heading_20_3">
      <style:text-properties officeooo:rsid="00354ef6" officeooo:paragraph-rsid="00354ef6"/>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ec13f"/>
    </style:style>
    <style:style style:name="T9" style:family="text">
      <style:text-properties officeooo:rsid="0022c53e"/>
    </style:style>
    <style:style style:name="T10" style:family="text">
      <style:text-properties officeooo:rsid="00246915"/>
    </style:style>
    <style:style style:name="T11" style:family="text">
      <style:text-properties officeooo:rsid="0025e8cd"/>
    </style:style>
    <style:style style:name="T12" style:family="text">
      <style:text-properties officeooo:rsid="0027342a"/>
    </style:style>
    <style:style style:name="T13" style:family="text">
      <style:text-properties officeooo:rsid="00278023"/>
    </style:style>
    <style:style style:name="T14" style:family="text">
      <style:text-properties officeooo:rsid="002b51ae"/>
    </style:style>
    <style:style style:name="T15" style:family="text">
      <style:text-properties officeooo:rsid="002bb3c5"/>
    </style:style>
    <style:style style:name="T16" style:family="text">
      <style:text-properties officeooo:rsid="002d0e6d"/>
    </style:style>
    <style:style style:name="T17" style:family="text">
      <style:text-properties officeooo:rsid="002e4e69"/>
    </style:style>
    <style:style style:name="T18" style:family="text">
      <style:text-properties officeooo:rsid="002ecfac"/>
    </style:style>
    <style:style style:name="T19" style:family="text">
      <style:text-properties officeooo:rsid="00306961"/>
    </style:style>
    <style:style style:name="T20" style:family="text">
      <style:text-properties officeooo:rsid="00324757"/>
    </style:style>
    <style:style style:name="T21" style:family="text">
      <style:text-properties officeooo:rsid="00354ef6"/>
    </style:style>
    <style:style style:name="T22" style:family="text">
      <style:text-properties officeooo:rsid="0036de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O – projet final – Pet Saver</text:p>
      <text:p text:style-name="P2">Cécile Guitel</text:p>
      <text:p text:style-name="P2">Valentina Fedchenko</text:p>
      <text:p text:style-name="P1"/>
      <text:p text:style-name="P1">IG : interface graphique</text:p>
      <text:p text:style-name="P1">IT : interface terminale</text:p>
      <text:h text:style-name="Heading_20_1" text:outline-level="1">Principe<text:span text:style-name="T6">s et fonctionnement</text:span></text:h>
      <text:h text:style-name="Heading_20_2" text:outline-level="2">Enfr<text:span text:style-name="T12">e</text:span>intes au sujet</text:h>
      <text:p text:style-name="P9"><text:span text:style-name="T12">Les n</text:span>iveaux <text:span text:style-name="T12">sont </text:span>générés aléatoirement en se basant sur le nombre du niveau <text:span text:style-name="T12">et non pas sauvegardés dans des fichiers</text:span>. <text:span text:style-name="T12">Cela veut dire qu’ils ne sont pas fixes ni très différents les uns des autres</text:span>, mais <text:span text:style-name="T12">aussi qu’on ne risque pas d’atteindre la fin du jeu</text:span>.</text:p>
      <text:p text:style-name="P9"><text:span text:style-name="T13">Il n’y a p</text:span>as d’obstacles fixes.</text:p>
      <text:p text:style-name="P10"><text:span text:style-name="T13">Il n’y a p</text:span>as de joueur robot. L’option démo est là, mais la fonction ne fait rien.</text:p>
      <text:h text:style-name="Heading_20_2" text:outline-level="2">Modèle/vue/controleur <text:span text:style-name="T10">et généricité</text:span></text:h>
      <text:h text:style-name="Heading_20_3" text:outline-level="3">Vue</text:h>
      <text:p text:style-name="P31">La vue <text:span text:style-name="T16">est représentée</text:span> par <text:span text:style-name="T16">une</text:span> classe abstraite, dont héritent une version graphique et une version terminale. <text:span text:style-name="T10">On avait commencé par utiliser des interfaces, mais on a vite basculé sur des classes abstraites.</text:span></text:p>
      <text:p text:style-name="P31"><text:span text:style-name="T10">En effet, on définit le</text:span> fonctionement interne de <text:span text:style-name="T16">la</text:span> classe, pas la façon dont <text:span text:style-name="T16">elle est</text:span> utilisée par d'autres objets. <text:span text:style-name="T10">Cette généricité</text:span> permet de garder le même code pour l<text:span text:style-name="T16">es</text:span> partie<text:span text:style-name="T16">s</text:span> modèle <text:span text:style-name="T16">et controleur</text:span>, qui n’<text:span text:style-name="T16">ont</text:span> pas besoin de savoir si la Vue est une VueIG ou une VueIT.</text:p>
      <text:h text:style-name="Heading_20_3" text:outline-level="3">Modèle</text:h>
      <text:p text:style-name="Text_20_body">Le modèle est constitué <text:span text:style-name="T4">en premier lieu de la classe Joueur et du répertoire,</text:span> où l’on sauvegarde l’avancement des joueurs <text:span text:style-name="T4">grâce à Serializable</text:span>, et <text:span text:style-name="T4">ensuite des classes Partie, Plateau, Pièce, Bloc et Animal</text:span>.</text:p>
      <text:h text:style-name="P35" text:outline-level="3">Controleur</text:h>
      <text:p text:style-name="Text_20_body">Dans une première version VMC, après la version système/communication, <text:span text:style-name="T16">nous avions</text:span> une classe hybride contrôleur/vue <text:span text:style-name="T22">terminale qui implémentait à la fois Vue et Controleur</text:span>. <text:span text:style-name="T21">Mais lors de l’écriture de VueIG et de ControleurIG, garder</text:span> <text:span text:style-name="T21">c</text:span>es définitions de fonctions <text:span text:style-name="T16">communes</text:span> posait un problème. <text:span text:style-name="T21">C</text:span>ette classe V/C était utilisée pour obtenir <text:span text:style-name="T10">et pour</text:span> traiter une information, et les fontions ne prenaient donc pas d'arguments. <text:span text:style-name="T22">Mais da</text:span>ns la version graphique, le controleur ne fait que traiter une information que la vue lui transmet, et il fallait donc passer ces informations d'une façon ou d'une autre. <text:span text:style-name="T21">Cela a fait</text:span> <text:span text:style-name="T22">apparaître</text:span> les vraies places des fonctions de cette classe hybride. La séparer en deux entraine <text:span text:style-name="T22">un peu</text:span> de va-et-viens de fonctions qui ne font qu'en appeler d'autres d'une classe à l'autre, mais cela nous permet <text:span text:style-name="T16">d’isoler la partie vue et d’avoir une partie controleur commune.</text:span></text:p>
      <text:p text:style-name="P8">Notre cloisonnement VMC n’est pas parfait. Nous reviendrons sur ce point.</text:p>
      <text:h text:style-name="Heading_20_2" text:outline-level="2"><text:soft-page-break/><text:span text:style-name="T4">Déroulement du jeu</text:span> :</text:h>
      <text:h text:style-name="Heading_20_3" text:outline-level="3">Principe</text:h>
      <text:p text:style-name="P3"><text:span text:style-name="T4">Le jeu se fait en deux étapes,</text:span> <text:span text:style-name="T4">l’initialisation ou environnement (</text:span>menuInitialisation<text:span text:style-name="T4">)</text:span> puis <text:span text:style-name="T4">la partie (</text:span>menuJouer<text:span text:style-name="T4">)</text:span>. En IT, <text:span text:style-name="T4">ces étapes</text:span> sont gérées <text:span text:style-name="T4">entièrement par ces deux</text:span> fonctions. En IG, <text:span text:style-name="T4">ces fonctions créent </text:span>deux cartes dans un CardLayout <text:span text:style-name="T16">avec des Listeners qui correspondent aux options du menu</text:span>.</text:p>
      <text:h text:style-name="Heading_20_3" text:outline-level="3">Initialisation</text:h>
      <text:p text:style-name="P21">Dans menuInitialisation, on peut voir les règles et gérer les sauvegardes des objets Joueur, sauvegardés par sérialisation. Il manque une option pour supprimer les joueurs. Une fois un joueur choisi ou créé, un objet Partie est créé et menuJouer est lancé.</text:p>
      <text:h text:style-name="Heading_20_3" text:outline-level="3">Jeu</text:h>
      <text:p text:style-name="P21">L’objet Partie gère un historique de Plateau créé par clonage, ce qui permet d’annuler les coups. L’annulation est définitive.</text:p>
      <text:p text:style-name="P22">Les coups (cliquer sur un bloc ou utiliser une fusée) sont gérés par la classe Plateau. MenuJouer passe les instructions à la Partie, qui les passe ensuite au Plateau. La communication entre le controleur et le système passe alors par l’objet Partie.</text:p>
      <text:h text:style-name="Heading_20_3" text:outline-level="3">Fin de partie</text:h>
      <text:p text:style-name="P4">Quand le joueur a gagné, son niveau augmente et est sauvegardé, la Partie est finie, et on retombe sur menuInitialisation. Il faut donc rechoisir <text:span text:style-name="T16">un</text:span> joueur pour continuer.</text:p>
      <text:h text:style-name="Heading_20_2" text:outline-level="2"><text:span text:style-name="T4">Fonctionnement du p</text:span>lateau :</text:h>
      <text:p text:style-name="P3">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es 0 dans un autre coin. Mettre le haut du tableau au bord opposé de 0 facilite l'écriture des fonctions comme gravite(), avec des boucles d'incrémentation positives, mais on doit alors renverser l'ordre de parcours pour certaines fonctions comme ajouteAnimaux() et <text:span text:style-name="T16">pour l’affichage</text:span>.</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text:span text:style-name="T17">Nous avons</text:span>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 3’</text:span>.</text:p>
      <text:h text:style-name="Heading_20_2" text:outline-level="2"><text:soft-page-break/>Fonctionnement de<text:span text:style-name="T7">s</text:span> interface<text:span text:style-name="T7">s</text:span> <text:span text:style-name="T7">visuelles</text:span> :</text:h>
      <text:p text:style-name="P6">Les classes Vue ont deux fonctions principales, menuInitialisation et menuJouer.</text:p>
      <text:p text:style-name="P6">VueIT utilise un Scanner ainsi que des fonctions auxiliaires (demandeIntCheck et autres) afin de demander des informations à l’utilisateur.</text:p>
      <text:p text:style-name="P6">VueIG, elle, utilise un système de CardLayout <text:span text:style-name="T8">qui remplit toute la fenêtre, avec une carte pour l’initialisation et une carte pour le jeu </text:span>(CarteMenuInitialisation <text:span text:style-name="T13">et </text:span>CarteMenuJouer). Ces cartes sont définies par la classe abstraite mère CarteMenu, <text:span text:style-name="T13">et sont séparées en deux zones :</text:span> à gauche, des boutons <text:span text:style-name="T17">et des labels</text:span>, à droite, un panel laissé vide pour le contenu. <text:span text:style-name="T13">La</text:span> classe <text:span text:style-name="T13">mère </text:span>met à disposition les fonctions nécessaires pour <text:span text:style-name="T17">gérer les éléments qui ne sont pas communs aux deux cartes.</text:span></text:p>
      <text:p text:style-name="P7"><text:span text:style-name="T17">Une de ces fonctions,</text:span> setContenuDroite, s’est avérée nécéssaire car <text:span text:style-name="T17">nous </text:span>avons remarqué que si l'on utilisait attributContenu = nouveauContenu, l'affichage n'était pas mis à jour. La solution que l'on a trouvé<text:span text:style-name="T22">e</text:span> est de faire attributConteneur.add(nouveauContenu). Il existe probablement une meilleur méthode.</text:p>
      <text:p text:style-name="P7">Une CarteMenu<text:span text:style-name="T17">Initialisation</text:span> a <text:span text:style-name="T17">à droite</text:span> un autre GridLayout avec deux cartes, carteRegles et carteChoisirJoueur. On a choisit d'utiliser des classes internes car ces cartes ne sont sensées être utilisées qu'avec ce menu/cette classe englobante là, mais la longeur du fichier justifierait probablement de les externaliser.</text:p>
      <text:p text:style-name="P15">Une CarteMenuJouer a à droite un panel pour afficher le plateau. Celui-ci est géré grâce à un GridBagLayout. Le panel tout entier a un Listener, ce ne sont pas les petits panels pour les blocs et les animaux (et les cases vides) qui ont des Listeners.</text:p>
      <text:p text:style-name="P15">Les deux méthodes sont possibles, mais comme on enlève et on recré tous ces petits panels à chaque mise à jour du plateau, cela nous a paru plus économe de ne pas aussi avoir à refaire des listeners. <text:span text:style-name="T21">Cependant, si l’on voulait pouvoir afficher sur l’interface quelle case est cliquée (ou colonne si on utilise une fusée), cette version serait probablement préférable, à moins que l’on puisse récupérer l’élément en sachant ses coordonnées dans le GridBagLayout.</text:span></text:p>
      <text:h text:style-name="P32" text:outline-level="1"><text:span text:style-name="T2">R</text:span>este à faire</text:h>
      <text:h text:style-name="P33" text:outline-level="2">Problèmes répertoriés</text:h>
      <text:h text:style-name="P34" text:outline-level="3">D<text:span text:style-name="T20">émo</text:span></text:h>
      <text:p text:style-name="P19"><text:span text:style-name="T21">Cette f</text:span>onctionalité <text:span text:style-name="T21">n’a pas été</text:span> implémentée par manque de temps.</text:p>
      <text:p text:style-name="P30">Si on l’avait implémenté, il nous aurait fallu créer un programme qui prend la place du contrôleur pendant la partie menuJouer du jeu. Il aurait fallu un moyen de ralentir les opérations, et aussi peut-être d’empêcher l’utilisateur d’interagir avec la vue pendant ce temps. Il aurait été utile de pouvoir afficher les actions choisies par le robot.</text:p>
      <text:h text:style-name="P34" text:outline-level="3">Suppression des joueurs</text:h>
      <text:p text:style-name="P20"><text:span text:style-name="T20">D</text:span>ans menuInitialisation, il faudrait pouvoir supprimer des joueurs <text:span text:style-name="T20">sauvegardés au lieu qu’ils s’accumulent. L’utilisateur lambda n’a pas à avoir à trifouiller dans les fichiers du jeu</text:span>.</text:p>
      <text:h text:style-name="Heading_20_3" text:outline-level="3"><text:soft-page-break/>Conversion élément modèle → élément d’affichage</text:h>
      <text:p text:style-name="P16">La conversion toString est dans les classes du modèle en IT et dans les classes de la vue en IG. Il faudrait <text:span text:style-name="T18">probablement </text:span>déplacer les toString() vers VueIT.</text:p>
      <text:p text:style-name="P17">Cela aiderait à régler notre problème de boucle VMC à deux sens : la partie n'a pas accès au controleur, mais la partie menuJouer/CarteMenuJouer et le controleur on tous les deux accès à la Partie. <text:span text:style-name="T14">Notamment</text:span>, la CarteMenuJouer a besoin d'accéder au nombre de coups restants pour pouvoir l'afficher. Il serait probablement possible d'éviter ça, en passant toutes les valeurs nécéssaires en argument de miseAJour. Si les conversions toString se passaient dans VueIT, alors VueIT et VueIG auraient toutes les deux besoin de ces informations et ce serait logique de les communiquer de cette façon.</text:p>
      <text:h text:style-name="Heading_20_3" text:outline-level="3"><text:span text:style-name="T18">Uniformisation des interactions </text:span>VMC</text:h>
      <text:p text:style-name="P16">Il faudrait uniformiser le principe : soit on passe toujours par une classe « <text:span text:style-name="T18">tête » </text:span>qui ensuite fait le relai (<text:span text:style-name="T18">Partie pendant </text:span>menuJouer, <text:span text:style-name="T15">par exemple</text:span>), soit on va au plus court. Et comment communiquer <text:span text:style-name="T18">puis</text:span> garder les références nécéssaires ? Par arguments du constructeur+attributs de classe ? Par getters ? Etc.</text:p>
      <text:h text:style-name="Heading_20_3" text:outline-level="3">Boucle VMC <text:span text:style-name="T18">incomplète</text:span> en initialisation <text:span text:style-name="T18">(menuInitialisation et constructeurs)</text:span></text:h>
      <text:p text:style-name="P16"><text:span text:style-name="T18">Dans notre programme, c’est le contrôleur qui lance la première mise à jour de l’affichage. Il a donc besoin</text:span> d'avoir accès à la vue et à la partie.</text:p>
      <text:p text:style-name="P16"><text:span text:style-name="T18">A</text:span>utrement, il y a des problèmes d'ordre d'<text:span text:style-name="T18">e</text:span>x<text:span text:style-name="T18">é</text:span>cution des <text:span text:style-name="T18">opérations</text:span> dans l'interface graphique. Cela serait peut-être rêglable en utilisant une autre thread et invokeLater ? Vu l'état de nos connaissances sur les threads en ce moment, on a préféré passer outre.</text:p>
      <text:p text:style-name="P18">Les actions possibles dans menuInitialisation sont réparties entre le controleur et la vue. choisitJoueur et quitteJeu sont dans le contrôleur, regles ainsi que l'affichage des joueurs sauvegardés sont dans la partie Vue. On aurait pû faire une boucle avec le controleur, mais <text:span text:style-name="T19">dans ce cas, quelle classe demandait les informations au modèle (pour la liste des joueurs sauvegardés et la lecture du fichier règles.txt) ? Le problème est là : on ne peut pas faire de boucle V→M→C→V si le modèle n’est pas actif, boucle qu’on a bien dans menuJouer où la Partie est active. Est-ce un problème ou non ?</text:span></text:p>
      <text:h text:style-name="Heading_20_3" text:outline-level="3">Modifieurs d’accès</text:h>
      <text:p text:style-name="P12"><text:span text:style-name="T20">À cause de l’héritage des classes abstraites, on est obligés de mettre en protected des fonctions qu’on aurait voulues private à chaque classe fille (setUpContenu et setUpActions, par exemple). Comment faire pour garder la restriction tout en permettant l’héritage ? </text:span></text:p>
      <text:p text:style-name="P12"><text:span text:style-name="T20">De même, on aurait aimé pouvoir restreindre cliqueBloc et utiliseFusee dans Plateau, qui ne sont sensées être appelées que par les fonctions du même nom dans Partie. La solution la plus logique aurait peut-être été d’en faire une classe interne, mais ces deux fichiers sont déjà trop longs. Quelle est la meilleure pratique ?</text:span></text:p>
      <text:h text:style-name="Heading_20_3" text:outline-level="3"><text:soft-page-break/>Uniformisation du style de l’IG</text:h>
      <text:p text:style-name="P11"><text:span text:style-name="T20">Il serait très utile d’avoir u</text:span>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p>
      <text:h text:style-name="Heading_20_2" text:outline-level="2">Améliorations <text:span text:style-name="T6">possibles</text:span> :</text:h>
      <text:h text:style-name="Heading_20_3" text:outline-level="3"><text:span text:style-name="T20">Variabilité du p</text:span>lateau et <text:span text:style-name="T20">de la </text:span>partie</text:h>
      <text:p text:style-name="P23"><text:span text:style-name="T1">x</text:span>max <text:span text:style-name="T1">du plateau </text:span>est limité à 10 à cause de l'affichage sur terminal, qui utilise des chiffres. On aurait pu imaginer utiliser des lettres pour les blocs et des chiffres pour les animaux. Dans les faits, notre code ne génerera pas de plateau avec xmax &lt; 10, mais mais on a laissé la possibilité pour les tests et pour une potentielle modification future.</text:p>
      <text:p text:style-name="P5">Même chose pour couleurs, animaux et ymax, qui augmentent de manière linéaire avant d’atteindre soudainement une limite. Il serait plus intéressant d’avoir une courbe qui tend progressivement vers cette limite (cf la fonction Partie.plateauSelonNiveau()).</text:p>
      <text:p text:style-name="P5"><text:span text:style-name="T1">c</text:span>oupsTotal <text:span text:style-name="T1">de Partie </text:span>est constant. Il pourrait être intéressant de changer ça<text:span text:style-name="T1">. </text:span>fusees est aussi constant.</text:p>
      <text:p text:style-name="P27"><text:span text:style-name="T20">G</text:span>énérer automatiquement des plateaux selon l<text:span text:style-name="T20">e nombre du </text:span>niveau marche bien, mais il aurait été intéressant d’avoir plus de modulabilité. On pourrait implémenterait <text:span text:style-name="T11">des premiers niveaux pré-faits </text:span>à désérialisé<text:span text:style-name="T11">, puis </text:span>une fois le dernier niveau atteint, les <text:span text:style-name="T11">génér</text:span>er comme on le fait maintenant<text:span text:style-name="T11">.</text:span></text:p>
      <text:h text:style-name="Heading_20_3" text:outline-level="3">Score</text:h>
      <text:p text:style-name="P23"><text:span text:style-name="T20">L</text:span>e score est une fonctionnalité très importante de tout jeu. Avec un peu plus de temps, on l’aurait implémentée en rajoutant un attribut à Joueur, et en permettant à l’utilisateur d’acheter des fusées avec les points gagnés.</text:p>
      <text:h text:style-name="Heading_20_3" text:outline-level="3">Visuels</text:h>
      <text:p text:style-name="P23"><text:span text:style-name="T20">Les blocs ne sont pas très jolis, et </text:span>le nombre d’espèces d’animaux est fixé à <text:span text:style-name="T20">6. On pourrait rajouter plus d’animaux et revoir la classe PanelBloc. Rien que des bords arondis seraient une bonne amélioration.</text:span></text:p>
      <text:p text:style-name="P29">À l’heure actuelle, les marges entre blocs sont créées avec des bordures colorées de la couleur du fond. Nous n’avons pas encore réussi à rajouter des marges avec GridBagLayout, mais cela doit être possible. On pourrait ensuite utiliser setBorder des blocs pour mettre de vraies bordures.</text:p>
      <text:h text:style-name="Heading_20_3" text:outline-level="3">Mauvais coups et annulations</text:h>
      <text:p text:style-name="P24"><text:span text:style-name="T20">P</text:span>our gérer les coups impossibles, on utilise des catch/try dans les fonctions du Plateau ainsi que des conditions if dans les fonctions auxiliaires de VueIT. Ça marche, mais ce n’est pas forcément la solution la plus élégante, <text:span text:style-name="T9">notamment parce que les conditions ifs nécéssitent de récupérer les dimensions du plateau avec this.partie.getPlateauCourant().getXMax(), ce qu’il serait mieux d’éviter pour le cloisonnement VMC.</text:span></text:p>
      <text:p text:style-name="P24"><text:span text:style-name="T20">Le vrai problème est que l’o</text:span>n ne fait pas la différence entre un coup qui marche et un coup qui n’<text:span text:style-name="T20">est pas possible ou qui n’e fait rien. L</text:span>es deux sont comptés comme des coups excécutés. On pourrait <text:soft-page-break/>imaginer utiliser un système d’exc<text:span text:style-name="T20">é</text:span>ptions pour gérer les mauvais coups, <text:span text:style-name="T20">et/ou</text:span> des retours de boolean true si le coup marche, false sinon, qui permettraient de ne pas les compatibiliser <text:span text:style-name="T20">et rendraient obsolète ces conditions dans VueIT.</text:span></text:p>
      <text:h text:style-name="Heading_20_3" text:outline-level="3">Fin de partie <text:span text:style-name="T20">et messages à l’utilisateur en IG</text:span></text:h>
      <text:p text:style-name="P25"><text:span text:style-name="T20">I</text:span>l faudrait proposer au joueur de continuer sur le niveau suivant au lieu de retomber sur menuInitialisation.</text:p>
      <text:p text:style-name="P28"><text:span text:style-name="T20">L</text:span>a fonction bravo ne fait rien dans la version graphique, <text:span text:style-name="T20">et le retour à l’initialisation est particulièrement abrupte.</text:span> Il serait intéressant de pouvoir créer des fenêtres popup pour communiquer des informations avec le joueur (comme, par exemple, « vous avez gagné ! »). Cela nécéssiterait probablement une révision de la classe VueIG afin de pouvoir ajouter un élément sur les autres, chose que l’on a pas réussi à faire pour ajouter le fond derrière les options du menu.</text:p>
      <text:p text:style-name="P28">Sinon, on pourrait imaginer créer <text:span text:style-name="T20">une </text:span>autre carte menu, <text:span text:style-name="T20">qui serait une carte message, avec la seule option de revenir à la carte jouer si la partie n’est pas finie, ou de continuer vers initialisation sinon. On pourrait prendre en constructeur le nom de la carte sur laquelle revenir et le message à afficher.</text:span></text:p>
      <text:h text:style-name="Heading_20_3" text:outline-level="3">Choix du niveau</text:h>
      <text:p text:style-name="P26"><text:span text:style-name="T20">O</text:span>n pourrait imaginer demander au joueur quel niveau il veut jouer, avec une limite posée par les niveaux atteints.</text:p>
      <text:h text:style-name="Heading_20_1" text:outline-level="1">Annexes</text:h>
      <text:p text:style-name="P8">Schéma d<text:span text:style-name="T11">u déroulement</text:span></text:p>
      <text:p text:style-name="P8">Schémas d<text:span text:style-name="T11">es</text:span>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4T00:29:18.141819106</dc:date>
    <meta:editing-duration>PT2H38M8S</meta:editing-duration>
    <meta:editing-cycles>22</meta:editing-cycles>
    <meta:generator>LibreOffice/6.0.7.3$Linux_X86_64 LibreOffice_project/00m0$Build-3</meta:generator>
    <meta:document-statistic meta:table-count="0" meta:image-count="0" meta:object-count="0" meta:page-count="6" meta:paragraph-count="86" meta:word-count="2345" meta:character-count="14589" meta:non-whitespace-character-count="12327"/>
  </office:meta>
</office:document-meta>
</file>